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/>
    <style:font-face style:name="FreeSans1" svg:font-family="FreeSans" style:font-family-generic="swiss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3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430d22" officeooo:paragraph-rsid="0006da84" style:font-size-asian="16pt" style:font-weight-asian="bold" style:font-name-complex="TH SarabunPSK" style:font-size-complex="16pt" style:font-weight-complex="bold"/>
    </style:style>
    <style:style style:name="P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419d31" officeooo:paragraph-rsid="0006da84" style:font-size-asian="16pt" style:font-weight-asian="bold" style:font-name-complex="TH SarabunPSK" style:font-size-complex="16pt" style:font-weight-complex="bold"/>
    </style:style>
    <style:style style:name="P6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7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style:font-name="TH SarabunPSK" fo:font-size="16pt" officeooo:rsid="007dcab6" officeooo:paragraph-rsid="0006da84" style:font-size-asian="16pt" style:font-name-complex="TH SarabunPSK" style:font-size-complex="16pt"/>
    </style:style>
    <style:style style:name="P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officeooo:paragraph-rsid="0006da84" style:font-name-asian="Angsana New" style:font-size-asian="16pt" style:font-weight-asian="normal" style:font-name-complex="TH SarabunPSK" style:font-size-complex="16pt" style:font-weight-complex="normal"/>
    </style:style>
    <style:style style:name="P10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officeooo:paragraph-rsid="0006da84" style:font-name-asian="Angsana New" style:font-size-asian="16pt" style:font-weight-asian="normal" style:font-name-complex="TH SarabunPSK" style:font-size-complex="16pt" style:font-weight-complex="normal"/>
    </style:style>
    <style:style style:name="P1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2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3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4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5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7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officeooo:paragraph-rsid="0006da84" style:font-size-asian="16pt" style:font-name-complex="TH SarabunPSK" style:font-size-complex="16pt"/>
    </style:style>
    <style:style style:name="P18" style:family="paragraph">
      <style:paragraph-properties fo:text-align="center"/>
      <style:text-properties fo:font-size="10pt"/>
    </style:style>
    <style:style style:name="P19" style:family="paragraph">
      <style:paragraph-properties fo:text-align="center"/>
    </style:style>
    <style:style style:name="T1" style:family="text">
      <style:text-properties officeooo:rsid="00041d7b"/>
    </style:style>
    <style:style style:name="T2" style:family="text">
      <style:text-properties officeooo:rsid="003e8ea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419d31" fo:background-color="#ffffff" loext:char-shading-value="0"/>
    </style:style>
    <style:style style:name="T5" style:family="text">
      <style:text-properties officeooo:rsid="0037408c"/>
    </style:style>
    <style:style style:name="T6" style:family="text">
      <style:text-properties fo:color="#000000" fo:font-weight="normal" style:font-name-asian="Angsana New" style:font-weight-asian="normal" style:font-weight-complex="normal"/>
    </style:style>
    <style:style style:name="T7" style:family="text">
      <style:text-properties fo:color="#000000" fo:font-weight="normal" officeooo:rsid="00041d7b" style:font-name-asian="Angsana New" style:font-weight-asian="normal" style:font-weight-complex="normal"/>
    </style:style>
    <style:style style:name="T8" style:family="text">
      <style:text-properties fo:color="#000000" fo:font-weight="normal" officeooo:rsid="003ca515" style:font-name-asian="Angsana New" style:font-weight-asian="normal" style:font-weight-complex="normal"/>
    </style:style>
    <style:style style:name="T9" style:family="text">
      <style:text-properties fo:color="#000000" fo:font-weight="normal" fo:background-color="#ffffff" loext:char-shading-value="0" style:font-name-asian="Angsana New" style:font-weight-asian="normal" style:font-weight-complex="normal"/>
    </style:style>
    <style:style style:name="T10" style:family="text">
      <style:text-properties officeooo:rsid="00386638"/>
    </style:style>
    <style:style style:name="T11" style:family="text">
      <style:text-properties officeooo:rsid="004080dd"/>
    </style:style>
    <style:style style:name="T12" style:family="text">
      <style:text-properties officeooo:rsid="00d3caae"/>
    </style:style>
    <style:style style:name="T13" style:family="text">
      <style:text-properties officeooo:rsid="0044c5dd"/>
    </style:style>
    <style:style style:name="T14" style:family="text">
      <style:text-properties officeooo:rsid="00419d31"/>
    </style:style>
    <style:style style:name="gr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660066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บริษัท</text:span>XP Link <text:span text:style-name="T2">จำกัด</text:span></text:p>
      <text:h text:style-name="P7" text:outline-level="10">202 Le Concorde Tower ชั้น 21</text:h>
      <text:p text:style-name="P13"><text:span text:style-name="T3"><text:tab/>ถ.รัชดาภิเษก เขตห้วยขวาง <text:s text:c="67"/></text:span>กรุงเทพมหานคร 10320</text:p>
      <text:p text:style-name="P13"/>
      <text:p text:style-name="P17">วันที่ <text:span text:style-name="T5">15</text:span> ธันวาคม พ.ศ.2557</text:p>
      <text:p text:style-name="P14">เรื่อง ส่งรายงานการปฏิบัติงานสหกิจศึกษา</text:p>
      <text:p text:style-name="P9">เรียน อาจารย์ที่ปรึกษาสหกิจศึกษา สาขาวิศวกรรมซอฟต์แวร์ ดร.อซีส นันทอมรพงศ์<text:line-break/></text:p>
      <text:p text:style-name="P11"><text:span text:style-name="T6"><text:tab/>ข้าพเจ้านายวรชาติ ชัยทอง นักศึกษาสาขาวิชา วิศวกรรมซอฟต์แวร์ <text:tab/><text:tab/><text:tab/> <text:s text:c="9"/>คณะเทคโนโลยีและสิ่งแวดล้อม มหาวิทยาลัยสงขลานครินทร์ วิทยาเขตภูเก็ต ได้ออกปฏิบัติงาน <text:s text:c="11"/>สหกิจศึกษา ระหว่างวันที่ <text:s/>4สิงหาคม พ.ศ.2557 ถึงวันที่ 9ธันวาคม พ.ศ. 2557 ในตำแหน่ง <text:s text:c="7"/>นักศึกษาฝึกงาน </text:span><text:span text:style-name="T9">(Software Engineer) </text:span><text:span text:style-name="T6">ณ </text:span><text:span text:style-name="T7">บริษัท</text:span><text:span text:style-name="T6">XP Link </text:span><text:span text:style-name="T8">จำกัด</text:span></text:p>
      <text:p text:style-name="P11"><text:span text:style-name="T6"><text:tab/>บัดนี้การปฏิบัติงานสหกิจศึกษาครั้งนี้ได้สิ้นสุดลงแล้วข้าพเจ้าจึงขอส่งรายงานดังกล่าวมาพร้อมกันนี้จำนวน 1 เล่มเพื่อขอรับคำปรึกษาต่อไป<text:line-break/></text:span><text:tab/><text:tab/><text:tab/><text:tab/><text:tab/> <text:s text:c="14"/><text:tab/><text:tab/><text:tab/><text:tab/><text:tab/> <text:s text:c="3"/></text:p>
      <text:p text:style-name="P8"><text:tab/>จึงเรียนมาเพื่อโปรดพิจารณา</text:p>
      <text:p text:style-name="P8"/>
      <text:p text:style-name="P8"/>
      <text:p text:style-name="P2"/>
      <text:p text:style-name="P15"><text:s text:c="13"/><text:tab/><text:tab/><text:tab/><text:tab/><text:tab/><text:tab/> <text:s text:c="4"/>ขอแสดงความนับถือ</text:p>
      <text:p text:style-name="P15"><draw:line text:anchor-type="paragraph" draw:z-index="0" draw:style-name="gr1" draw:text-style-name="P18" svg:x1="3.4945in" svg:y1="0.1902in" svg:x2="5.1508in" svg:y2="0.1902in"><text:p/></draw:line> <text:s text:c="75"/></text:p>
      <text:h text:style-name="P1" text:outline-level="10"><text:s text:c="77"/>(นายวรชาติ <text:s/>ชัยทอง)</text:h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h text:style-name="P1" text:outline-level="10"/>
      <text:p text:style-name="P12"><text:soft-page-break/><text:span text:style-name="T1">บริษัท</text:span>XP Link <text:span text:style-name="T10">จำกัด</text:span></text:p>
      <text:h text:style-name="P7" text:outline-level="10">202 Le Concorde Tower ชั้น 21</text:h>
      <text:p text:style-name="P13"><text:span text:style-name="T3"><text:tab/>ถ.รัชดาภิเษก เขตห้วยขวาง <text:s text:c="73"/></text:span><text:span text:style-name="T6">กรุงเทพมหานคร 10320</text:span></text:p>
      <text:p text:style-name="P3"><text:span text:style-name="T6"/></text:p>
      <text:p text:style-name="P10"/>
      <text:p text:style-name="P16">วันที่ <text:span text:style-name="T11">1 ธันวาคม พ.ศ. 2557</text:span></text:p>
      <text:p text:style-name="P16"/>
      <text:p text:style-name="P9">เรื่อง การขออนุญาตจัดทำรายงาน<text:span text:style-name="T12">เกี่ยวกับการปฏิบัติสหกิจศึกษา ณ บริษัท</text:span> <text:span text:style-name="T10">XP Link จำกัด </text:span></text:p>
      <text:p text:style-name="P14"/>
      <text:p text:style-name="P14">เรียน คุณ <text:span text:style-name="T13">กลอยณัทอร อ่างยาน</text:span></text:p>
      <text:p text:style-name="P17"><text:tab/>ข้าพเจ้า นา<text:span text:style-name="T14">ยวรชาติ ชัยทอง </text:span>นักศึกษาสาขาวิชาวิศวกรรมซอฟต์แวร์ <text:s text:c="32"/>คณะเทคโนโลยีและสิ่งแวดล้อม มหาวิทยาลัยสงขลานครินทร์ วิทยาเขตภูเก็ต ได้ปฎิบัติงาน <text:s text:c="16"/>สหกิจศึกษาระหว่าง วันที่ <text:span text:style-name="T6">4สิงหาคม พ.ศ.2557 ถึงวันที่ 9ธันวาคม พ.ศ. 2557</text:span> ในตำแหน่ง <text:s text:c="14"/><text:span text:style-name="T3">Software </text:span><text:span text:style-name="T4">Engineer </text:span>บัดนี้ การปฎิบัติงานสหกิจศึกษาได้เสร็จสิ้นแล้ว ข้าพเจ้าจึงจัดทำรายงาน <text:s text:c="11"/>ฉบับสมบูรณ์เพื่อให้ คุณ <text:span text:style-name="T13">กลอยณัทอร อ่างยาน</text:span> ได้ทำการตรวจทานและอนุญาตให้สามารถใช้เนื้อหา <text:s text:c="8"/>ในรายงานดังกล่าว ในการนำเสนอและเผยแพร่ เพื่อให้รุ่นน้องที่สนใจได้ศึกษาค้นคว้าต่อไป</text:p>
      <text:p text:style-name="P14">จึงเรียนมาเพื่อโปรดพิจารณา</text:p>
      <text:p text:style-name="P2"/>
      <text:p text:style-name="P2"/>
      <text:p text:style-name="P2"/>
      <text:p text:style-name="P2"/>
      <text:p text:style-name="P5"><draw:line text:anchor-type="paragraph" draw:z-index="1" draw:style-name="gr1" draw:text-style-name="P18" svg:x1="3.5461in" svg:y1="0.1902in" svg:x2="5.2031in" svg:y2="0.1902in"><text:p/></draw:line><text:tab/><text:tab/><text:tab/><text:tab/><text:tab/><text:tab/> </text:p>
      <text:p text:style-name="P16"><text:tab/><text:tab/><text:tab/><text:tab/><text:tab/> <text:s/><text:tab/>(นาย<text:span text:style-name="T14">วรชาติ <text:s/>ชัยทอง</text:span>)</text:p>
      <text:p text:style-name="P16"><draw:line text:anchor-type="paragraph" draw:z-index="6" draw:style-name="gr1" draw:text-style-name="P18" svg:x1="3.7945in" svg:y1="0.4366in" svg:x2="5.2665in" svg:y2="0.4366in"><text:p/></draw:line><text:tab/><text:tab/><text:tab/><text:tab/><text:tab/><text:tab/> <text:s text:c="9"/>นักศึกษาปฎิบัติงานสหกิจศึกษา <text:s text:c="9"/><text:tab/><text:tab/><text:tab/>วันที่ </text:p>
      <text:p text:style-name="P11"/>
      <text:p text:style-name="P8"><draw:rect text:anchor-type="paragraph" draw:z-index="3" draw:style-name="gr2" draw:text-style-name="P19" svg:width="0.148in" svg:height="0.1469in" svg:x="0.0161in" svg:y="0.0598in"><text:p/></draw:rect><draw:rect text:anchor-type="paragraph" draw:z-index="4" draw:style-name="gr2" draw:text-style-name="P19" svg:width="0.148in" svg:height="0.1449in" svg:x="0.702in" svg:y="0.0681in"><text:p/></draw:rect><draw:line text:anchor-type="paragraph" draw:z-index="5" draw:style-name="gr1" draw:text-style-name="P18" svg:x1="1.5504in" svg:y1="0.2091in" svg:x2="3.2075in" svg:y2="0.2091in"><text:p/></draw:line> <text:s text:c="3"/>อนุญาต <text:s text:c="4"/>ไม่อนุญาต </text:p>
      <text:p text:style-name="P8"><text:tab/><text:tab/><text:tab/><text:tab/><text:tab/></text:p>
      <text:p text:style-name="P11"><text:s/></text:p>
      <text:p text:style-name="P8"><draw:line text:anchor-type="paragraph" draw:z-index="2" draw:style-name="gr1" draw:text-style-name="P18" svg:x1="3.652in" svg:y1="0.0799in" svg:x2="5.3098in" svg:y2="0.0799in"><text:p/></draw:line></text:p>
      <text:p text:style-name="P8"><text:tab/><text:tab/><text:tab/><text:tab/><text:tab/><text:tab/><text:tab/> <text:s text:c="3"/>(<text:span text:style-name="T13">คุณ กลอยณัทอร อ่างยาน</text:span>)</text:p>
      <text:p text:style-name="P11"><text:tab/><text:tab/><text:tab/><text:tab/><text:tab/><text:tab/><text:tab/>ผู้ควบคุมการปฎิบัติงานสหกิจศึกษา</text:p>
      <text:p text:style-name="P14"><draw:line text:anchor-type="paragraph" draw:z-index="7" draw:style-name="gr1" draw:text-style-name="P18" svg:x1="3.7953in" svg:y1="0.1902in" svg:x2="5.3043in" svg:y2="0.1902in"><text:p/></draw:line><text:tab/><text:tab/><text:tab/><text:tab/><text:tab/> <text:tab/><text:tab/>วันที่ </text:p>
      <text:h text:style-name="P4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" svg:font-family="'Angsana New'"/>
    <style:font-face style:name="FreeSans1" svg:font-family="FreeSans" style:font-family-generic="swiss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3in" fo:margin-bottom="0.7874in" fo:margin-left="1.3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22:21:33.784561759</meta:creation-date>
    <dc:date>2014-12-05T22:24:38.096093722</dc:date>
    <meta:editing-duration>PT1M1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29" meta:word-count="1086" meta:character-count="1837" meta:non-whitespace-character-count="1192"/>
  </office:meta>
</office:document-meta>
</file>